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23e3"/>
    </style:style>
    <style:style style:name="P2" style:family="paragraph" style:parent-style-name="Standard">
      <style:text-properties officeooo:rsid="001023e3" officeooo:paragraph-rsid="001023e3"/>
    </style:style>
    <style:style style:name="P3" style:family="paragraph" style:parent-style-name="Standard">
      <style:text-properties officeooo:rsid="0010f2f4" officeooo:paragraph-rsid="0010f2f4"/>
    </style:style>
    <style:style style:name="P4" style:family="paragraph" style:parent-style-name="Standard">
      <style:text-properties officeooo:paragraph-rsid="0012bc68"/>
    </style:style>
    <style:style style:name="T1" style:family="text">
      <style:text-properties officeooo:rsid="000a5552"/>
    </style:style>
    <style:style style:name="T2" style:family="text">
      <style:text-properties officeooo:rsid="000b3c6c"/>
    </style:style>
    <style:style style:name="T3" style:family="text">
      <style:text-properties officeooo:rsid="000cdd20"/>
    </style:style>
    <style:style style:name="T4" style:family="text">
      <style:text-properties officeooo:rsid="000e8233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red Wasinger</text:p>
      <text:p text:style-name="P2">CS 551 Assignment 2</text:p>
      <text:p text:style-name="P3">Saturday February 21<text:span text:style-name="T5">st</text:span>, 2015</text:p>
      <text:p text:style-name="P1"/>
      <text:p text:style-name="P1"><text:span text:style-name="T1"><text:tab/>This assignment was very difficult. <text:s/>Originally, I had figured that having already seen most of the matrix transformations that are used in the graphics pipeline, the assignment would be trivial and easily completed in a couple of days. <text:s/>This turned out to be a huge underestimation of the work necessary to complete the assignment. <text:s/>Most of the difficulties that I encountered in this assignment centered around a conceptual understanding of the perspective transformation and the accompanying transformation from clip-space into NDC space. <text:s text:c="2"/>Originally, I somewhat glossed over the resources pertaining to the transformation and forgot to perform the 'divide-by-w' clip space transformation. <text:s/>This led to hours of confusion and frustration at the incorrectness of my resulting coordinates. <text:s/></text:span></text:p>
      <text:p text:style-name="Standard"><text:tab/><text:span text:style-name="T2">Additionally, I ran into a lot of issues that were related to faulty mathematical calculations in my code. <text:s/>For example, it took several rounds of testing, analysis and debugging before I was able to ascertain that my matrix multiplication, vector cross product, dot product, etc. routines were correct.</text:span></text:p>
      <text:p text:style-name="P4"><text:tab/><text:span text:style-name="T4">My time breakdown is as follows for this project: <text:s/>3hr implementation, 9 hr testing/debugging, 2 hr conceptual understanding, 1 hr data structure design.</text:span></text:p>
      <text:p text:style-name="P4"/>
      <text:p text:style-name="Standard"><text:tab/><text:span text:style-name="T3">There are several optimizations that could be made to make my program faster and more efficient. <text:s/>The first would be to rewrite my math functions and structures so that they are memory aligned. <text:s/>To optimize them even more, they could be rewritten to take advantage of processor-specific intrinsics which allow common low-level math functions to be executed efficiently. <text:s/>Rewriting the math utilities to be both portable and efficient would likely be a vast undertaking. <text:s/>Instead, I would find and use a library that is already built for this exact purpose (e.g. DirectXMath).</text:span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</meta:initial-creator>
    <meta:creation-date>2015-02-21T14:54:04.124744681</meta:creation-date>
    <dc:date>2015-02-21T15:58:50.375848049</dc:date>
    <dc:creator>jared </dc:creator>
    <meta:editing-duration>PT59M38S</meta:editing-duration>
    <meta:editing-cycles>9</meta:editing-cycles>
    <meta:generator>LibreOffice/4.1.3.2$Linux_X86_64 LibreOffice_project/410m0$Build-2</meta:generator>
    <meta:document-statistic meta:table-count="0" meta:image-count="0" meta:object-count="0" meta:page-count="1" meta:paragraph-count="8" meta:word-count="290" meta:character-count="1890" meta:non-whitespace-character-count="1588"/>
  </office:meta>
</office:document-meta>
</file>